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338775878"/><text:bookmark text:name="TI000000421"/><text:bookmark text:name="_ref338775877"/>Приложение 5. Обработка ошибок</text:h>
      <text:p text:style-name="Text_20_body">При формировании текста сообщения об ошибке используется следующий алгоритм:</text:p>
      <text:p text:style-name="Text_20_body">● Из цепочки возникших исключений извлекается самое вложенное исключение (т. е. самое первое исключение).</text:p>
      <text:p text:style-name="Text_20_body">● Текст описания самого первого исключения используется для краткого представления ошибки:</text:p>
      <text:p text:style-name="Text_20_body">● При этом для ошибок компиляции модулей в краткое представление включен текст, связанный с местоположением возникновения ошибки (строка в модуле).</text:p>
      <text:p text:style-name="Text_20_body">● Для краткого представления ошибок времени выполнения используется текст без подробностей возникновения ошибки (строки в модуле).</text:p>
      <text:p text:style-name="Text_20_body">● Краткое представление ошибки отображается в диалоге, отображаемом пользователю. В этом диалоге возможно наличие кнопки Подробно…, если выполняются следующие условия:</text:p>
      <text:p text:style-name="Text_20_body">● включен режим отладки,</text:p>
      <text:p text:style-name="Text_20_body">● ошибка встроенного языка,</text:p>
      <text:p text:style-name="Text_20_body">● наличие более одного исключения в цепочке.</text:p>
      <text:p text:style-name="Text_20_body">● Подробное представление ошибки формируется из описаний всех исключений цепочки.</text:p>
      <text:p text:style-name="Text_20_body">Если диалог с ошибкой не содержит кнопку Подробно… и ошибка является критической (работа программы не может быть продолжена), то в этом диалоге будет находиться гиперссылка Показать информацию для технической поддержки.</text:p>
      <text:p text:style-name="Text_20_body">При нажатии кнопки Подробно… будет открыто дополнительное окно, в котором будет содержаться подробное представление ошибки и дополнительная кнопка Конфигуратор…, если в диалоге отображается ошибка встроенного языка.</text:p>
      <text:p text:style-name="Text_20_body">Во время работы тонкого клиента или веб-клиента в клиент-серверном варианте работы обрабатываются следующие ошибочные ситуации:</text:p>
      <text:p text:style-name="Text_20_body">● Если при начале работы системы обнаружена установленная блокировка соединений с информационной базой, то отображается сообщение об ошибке с возможностью повтора соединения.</text:p>
      <text:p text:style-name="Text_20_body">● В случае несовпадения версии сервера и клиентского приложения отображается сообщение об ошибке с возможностью выполнить перезапуск.</text:p>
      <text:p text:style-name="Text_20_body">● При отсутствии прав на запуск тонкого клиента поведение зависит от использования команды –AppAutoCheckMode:</text:p>
      <text:p text:style-name="Text_20_body">● Если команда была указана при запуске, производится автоматическая попытка запуска толстого клиента.</text:p>
      <text:p text:style-name="Text_20_body">● Если команда не был указана при запуске, отображается окно с сообщением об ошибке (без возможности перезапуска).</text:p>
      <text:p text:style-name="Text_20_body">● При невозможности соединения с сервером «1С:Предприятия» (или веб-сервером) для запросов, допускающих повторную отправку, и для запросов, выполняемых до начала сеанса, отображается сообщение об ошибке с возможностью повторить запрос или отказаться от попытки. При отказе от повторения запроса «1С:Предприятие» не завершает свою работу. Если же запрос не допускает повторной отправки, отображается окно с сообщением об ошибке и возможность выполнить перезапуск.</text:p>
      <text:p text:style-name="Text_20_body">● Если ошибка произошла в процессе обработки запроса на сервере, отображается окно с сообщением об ошибке и возможность выполнить перезапуск.</text:p>
      <text:p text:style-name="Text_20_body"><text:soft-page-break/>● При ошибке работы с сеансом (например, сеанс был удален администратором) отображается окно с сообщением об ошибке, и предоставляется возможность выполнить перезапуск.</text:p>
      <text:p text:style-name="Text_20_body">При возникновении внутренней ошибки платформы веб-клиент формирует ошибку вида: Неизвестная ошибка: &lt;описание ошибки&gt;.</text:p>
      <text:p text:style-name="Text_20_body">Если для подключения к информационной базе используется веб-клиент или тонкий клиент, подключенный через веб-сервер, то при возникновении нештатных ситуаций используются следующие коды ошибок:</text:p>
      <text:p text:style-name="Text_20_body">● 400 Bad Request ‑ описывает ошибки прикладного решения, которые не имеют критических последствий для работы клиентского приложения (включая все исключения времени выполнения). Нельзя перехватывать для отображения пользователю.</text:p>
      <text:p text:style-name="Text_20_body">● 500 Internal Server Error ‑ описывает ошибки прикладного решения, имеющие критические последствия для клиентского приложения, например:</text:p>
      <text:p text:style-name="Text_20_body">● исключения базы данных, являющиеся невосстановимыми;</text:p>
      <text:p text:style-name="Text_20_body">● исключения, связанные с удалением сеанса или отсутствием данных сеанса.</text:p>
      <text:p text:style-name="Text_20_body">● 502 Bad gateway ‑ описывает ошибки кластера серверов или регламентных операций, имеющие критические последствия для приложения, например, если невозможно установить соединение с сервером «1С:Предприятия».</text:p>
      <text:p text:style-name="Text_20_body">● 503 Service Unavailable ‑ описывает ошибки кластера серверов или регламентных операций, имеющие критические последствия для клиентского приложения, например, невозможно установить соединение с сервером СУБД.</text:p>
      <text:p text:style-name="Text_20_body">Внимание! Для сохранения работоспособности системы, не следует перехватывать ошибки с кодом 400. Ошибки с кодами 50x можно перехватывать для отображения более дружественного сообщения об ошиб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38:32.982408972</dc:date>
    <meta:editing-duration>PT1H20M20S</meta:editing-duration>
    <meta:editing-cycles>76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547" meta:character-count="4296" meta:non-whitespace-character-count="3780"/>
  </office:meta>
</office:document-meta>
</file>